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6000001A8D8873481B7B421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741cm" svg:stroke-color="#00cc00" draw:marker-start-width="1.306cm" draw:marker-end-width="1.306cm" draw:fill="none" draw:textarea-vertical-align="middle" fo:padding-top="0.49cm" fo:padding-bottom="0.49cm" fo:padding-left="0.615cm" fo:padding-right="0.615cm"/>
    </style:style>
    <style:style style:name="gr3" style:family="graphic" style:parent-style-name="objectwithoutfill">
      <style:graphic-properties svg:stroke-width="0.159cm" draw:marker-start-width="0.439cm" draw:marker-end-width="0.439cm" draw:fill="none" draw:textarea-vertical-align="middle" fo:padding-top="0.205cm" fo:padding-bottom="0.205cm" fo:padding-left="0.33cm" fo:padding-right="0.33cm"/>
    </style:style>
    <style:style style:name="gr4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2.4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d3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cc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95cm" fo:min-width="5.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94cm" svg:height="11.217cm" svg:x="5.697cm" svg:y="9.364cm">
          <draw:image xlink:href="Pictures/1000020100000176000001A8D8873481B7B421D9.png" xlink:type="simple" xlink:show="embed" xlink:actuate="onLoad">
            <text:p/>
          </draw:image>
        </draw:frame>
        <draw:line draw:style-name="gr2" draw:text-style-name="P2" draw:layer="layout" svg:x1="1.5cm" svg:y1="19.8cm" svg:x2="6.3cm" svg:y2="19.791cm">
          <text:p/>
        </draw:line>
        <draw:path draw:style-name="gr3" draw:text-style-name="P2" draw:layer="layout" svg:width="0.823cm" svg:height="0.651cm" draw:transform="rotate (-0.130899693899575) translate (6.38714601031243cm 19.1102518419872cm)" svg:viewBox="0 0 824 652" svg:d="M0 652c57-5 115-1 173-11 57-10 117-16 176-24 53-6 107-21 161-21 76 0 133-55 189-95 59-43 86-112 113-178 24-61 7-115-1-170l-8-58-13-59-10-36">
          <text:p/>
        </draw:path>
        <draw:path draw:style-name="gr4" draw:text-style-name="P2" draw:layer="layout" svg:width="1.625cm" svg:height="0.707cm" svg:x="6.296cm" svg:y="19.217cm" svg:viewBox="0 0 1626 708" svg:d="M0 697c92 0 184 5 276 5 79 0 157 8 237 5 60-3 122-12 184-16 54-4 114-5 162-32 58-34 121-81 146-146 22-57 63-98 70-167 6-64 21-145 86-173 54-23 117-25 179-22 65 4 132-6 199-5 81 1 70-83 87-130v-16">
          <text:p/>
        </draw:path>
        <draw:custom-shape draw:style-name="gr5" draw:text-style-name="P3" draw:layer="layout" svg:width="2.9cm" svg:height="2.5cm" svg:x="2.7cm" svg:y="5.6cm">
          <text:p text:style-name="P3"><text:span text:style-name="T1">ROTO</text:span><text:line-break/>Ground<text:line-break/>Open<text:line-break/>Clos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1cm" svg:y1="9.8cm" svg:x2="7.1cm" svg:y2="6.5cm">
          <text:p/>
        </draw:line>
        <draw:line draw:style-name="gr6" draw:text-style-name="P2" draw:layer="layout" svg:x1="5.6cm" svg:y1="6.5cm" svg:x2="7.1cm" svg:y2="6.5cm">
          <text:p/>
        </draw:line>
        <draw:line draw:style-name="gr6" draw:text-style-name="P2" draw:layer="layout" svg:x1="8.9cm" svg:y1="9.8cm" svg:x2="8.9cm" svg:y2="8.6cm">
          <text:p/>
        </draw:line>
        <draw:line draw:style-name="gr6" draw:text-style-name="P2" draw:layer="layout" svg:x1="11.4cm" svg:y1="9.8cm" svg:x2="11.4cm" svg:y2="8.6cm">
          <text:p/>
        </draw:line>
        <draw:line draw:style-name="gr6" draw:text-style-name="P2" draw:layer="layout" svg:x1="13.3cm" svg:y1="9.8cm" svg:x2="13.3cm" svg:y2="6.5cm">
          <text:p/>
        </draw:line>
        <draw:line draw:style-name="gr6" draw:text-style-name="P2" draw:layer="layout" svg:x1="13.3cm" svg:y1="8.6cm" svg:x2="7.1cm" svg:y2="8.6cm">
          <text:p/>
        </draw:line>
        <draw:line draw:style-name="gr7" draw:text-style-name="P2" draw:layer="layout" svg:x1="5.6cm" svg:y1="7.2cm" svg:x2="7.8cm" svg:y2="7.2cm">
          <text:p/>
        </draw:line>
        <draw:line draw:style-name="gr7" draw:text-style-name="P2" draw:layer="layout" svg:x1="7.8cm" svg:y1="9.8cm" svg:x2="7.8cm" svg:y2="7.2cm">
          <text:p/>
        </draw:line>
        <draw:line draw:style-name="gr8" draw:text-style-name="P2" draw:layer="layout" svg:x1="5.6cm" svg:y1="7.8cm" svg:x2="9.6cm" svg:y2="7.8cm">
          <text:p/>
        </draw:line>
        <draw:line draw:style-name="gr8" draw:text-style-name="P2" draw:layer="layout" svg:x1="9.6cm" svg:y1="9.8cm" svg:x2="9.6cm" svg:y2="7.8cm">
          <text:p/>
        </draw:line>
        <draw:custom-shape draw:style-name="gr5" draw:text-style-name="P3" draw:layer="layout" svg:width="2.9cm" svg:height="2.5cm" svg:x="2.7cm" svg:y="21.3cm">
          <text:p text:style-name="P3"><text:span text:style-name="T1">ROTO</text:span><text:line-break/>Ground<text:line-break/>Open<text:line-break/>Clo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cm" svg:height="2.5cm" svg:x="15.5cm" svg:y="5.6cm">
          <text:p text:style-name="P3"><text:span text:style-name="T1">ROTO</text:span><text:line-break/>Ground<text:line-break/>Open<text:line-break/>Clo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cm" svg:height="2.5cm" svg:x="15.5cm" svg:y="21.3cm">
          <text:p text:style-name="P3"><text:span text:style-name="T1">ROTO</text:span><text:line-break/>Ground<text:line-break/>Open<text:line-break/>Clos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3cm" svg:y1="6.5cm" svg:x2="15.5cm" svg:y2="6.5cm">
          <text:p/>
        </draw:line>
        <draw:line draw:style-name="gr7" draw:text-style-name="P2" draw:layer="layout" svg:x1="12cm" svg:y1="7.2cm" svg:x2="15.5cm" svg:y2="7.2cm">
          <text:p/>
        </draw:line>
        <draw:line draw:style-name="gr7" draw:text-style-name="P2" draw:layer="layout" svg:x1="12cm" svg:y1="9.8cm" svg:x2="12cm" svg:y2="7.2cm">
          <text:p/>
        </draw:line>
        <draw:line draw:style-name="gr8" draw:text-style-name="P2" draw:layer="layout" svg:x1="13.9cm" svg:y1="9.8cm" svg:x2="13.9cm" svg:y2="7.8cm">
          <text:p/>
        </draw:line>
        <draw:line draw:style-name="gr8" draw:text-style-name="P2" draw:layer="layout" svg:x1="13.9cm" svg:y1="7.8cm" svg:x2="15.5cm" svg:y2="7.8cm">
          <text:p/>
        </draw:line>
        <draw:custom-shape draw:style-name="gr9" draw:text-style-name="P2" draw:layer="layout" svg:width="6.2cm" svg:height="1.2cm" svg:x="7.3cm" svg:y="3.7cm">
          <text:p text:style-name="P1">Window or Shutter or Sunblind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9cm" svg:y1="4.3cm" svg:x2="4.9cm" svg:y2="5.3cm">
          <text:p/>
        </draw:line>
        <draw:line draw:style-name="gr10" draw:text-style-name="P2" draw:layer="layout" svg:x1="14.901cm" svg:y1="4.3cm" svg:x2="15.901cm" svg:y2="5.3cm">
          <text:p/>
        </draw:line>
        <draw:line draw:style-name="gr6" draw:text-style-name="P2" draw:layer="layout" svg:x1="7.6cm" svg:y1="22.2cm" svg:x2="7.6cm" svg:y2="20.1cm">
          <text:p/>
        </draw:line>
        <draw:line draw:style-name="gr6" draw:text-style-name="P2" draw:layer="layout" svg:x1="9.4cm" svg:y1="21.3cm" svg:x2="9.4cm" svg:y2="20.1cm">
          <text:p/>
        </draw:line>
        <draw:line draw:style-name="gr6" draw:text-style-name="P2" draw:layer="layout" svg:x1="11.9cm" svg:y1="21.3cm" svg:x2="11.9cm" svg:y2="20.1cm">
          <text:p/>
        </draw:line>
        <draw:line draw:style-name="gr6" draw:text-style-name="P2" draw:layer="layout" svg:x1="13.8cm" svg:y1="22.2cm" svg:x2="13.8cm" svg:y2="20.1cm">
          <text:p/>
        </draw:line>
        <draw:line draw:style-name="gr6" draw:text-style-name="P2" draw:layer="layout" svg:x1="13.8cm" svg:y1="21.3cm" svg:x2="7.6cm" svg:y2="21.3cm">
          <text:p/>
        </draw:line>
        <draw:line draw:style-name="gr6" draw:text-style-name="P2" draw:layer="layout" svg:x1="5.6cm" svg:y1="22.2cm" svg:x2="7.6cm" svg:y2="22.2cm">
          <text:p/>
        </draw:line>
        <draw:line draw:style-name="gr6" draw:text-style-name="P2" draw:layer="layout" svg:x1="13.8cm" svg:y1="22.2cm" svg:x2="15.5cm" svg:y2="22.2cm">
          <text:p/>
        </draw:line>
        <draw:line draw:style-name="gr7" draw:text-style-name="P2" draw:layer="layout" svg:x1="5.6cm" svg:y1="22.8cm" svg:x2="8.3cm" svg:y2="22.8cm">
          <text:p/>
        </draw:line>
        <draw:line draw:style-name="gr7" draw:text-style-name="P2" draw:layer="layout" svg:x1="8.3cm" svg:y1="22.8cm" svg:x2="8.3cm" svg:y2="20.1cm">
          <text:p/>
        </draw:line>
        <draw:line draw:style-name="gr8" draw:text-style-name="P2" draw:layer="layout" svg:x1="5.6cm" svg:y1="23.4cm" svg:x2="10.2cm" svg:y2="23.4cm">
          <text:p/>
        </draw:line>
        <draw:line draw:style-name="gr8" draw:text-style-name="P2" draw:layer="layout" svg:x1="10.2cm" svg:y1="23.4cm" svg:x2="10.2cm" svg:y2="20.1cm">
          <text:p/>
        </draw:line>
        <draw:line draw:style-name="gr7" draw:text-style-name="P2" draw:layer="layout" svg:x1="12.6cm" svg:y1="22.8cm" svg:x2="15.5cm" svg:y2="22.8cm">
          <text:p/>
        </draw:line>
        <draw:line draw:style-name="gr7" draw:text-style-name="P2" draw:layer="layout" svg:x1="12.6cm" svg:y1="22.8cm" svg:x2="12.6cm" svg:y2="20.1cm">
          <text:p/>
        </draw:line>
        <draw:line draw:style-name="gr8" draw:text-style-name="P2" draw:layer="layout" svg:x1="14.5cm" svg:y1="23.4cm" svg:x2="14.5cm" svg:y2="20.1cm">
          <text:p/>
        </draw:line>
        <draw:line draw:style-name="gr8" draw:text-style-name="P2" draw:layer="layout" svg:x1="14.5cm" svg:y1="23.4cm" svg:x2="15.5cm" svg:y2="23.4cm">
          <text:p/>
        </draw:line>
        <draw:custom-shape draw:style-name="gr9" draw:text-style-name="P2" draw:layer="layout" svg:width="6.2cm" svg:height="1.2cm" svg:x="7.301cm" svg:y="24.4cm">
          <text:p text:style-name="P1">Window or Shutter or Sunblind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901cm" svg:y1="25cm" svg:x2="4.901cm" svg:y2="24cm">
          <text:p/>
        </draw:line>
        <draw:line draw:style-name="gr10" draw:text-style-name="P2" draw:layer="layout" svg:x1="14.902cm" svg:y1="25cm" svg:x2="15.902cm" svg:y2="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8:15:45.115584364</meta:creation-date>
    <dc:date>2018-05-15T18:36:19.491626195</dc:date>
    <meta:editing-duration>PT10M4S</meta:editing-duration>
    <meta:editing-cycles>1</meta:editing-cycles>
    <meta:document-statistic meta:object-count="44"/>
    <meta:generator>LibreOffice/6.0.2.1.0$Linux_X86_64 LibreOffice_project/00m0$Build-1</meta:generator>
  </office:meta>
</office:document-meta>
</file>